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Body">
      <style:paragraph-properties fo:margin-left="0in" fo:margin-right="0in" fo:text-align="center" style:justify-single-word="false" fo:text-indent="0in" style:auto-text-indent="false"/>
      <style:text-properties fo:font-size="22pt" style:font-size-asian="22pt" style:font-size-complex="22pt"/>
    </style:style>
    <style:style style:name="P2" style:family="paragraph" style:parent-style-name="TextBody" style:list-style-name="L2">
      <style:paragraph-properties fo:margin-left="0.2555in" fo:margin-right="0in" fo:text-indent="-0.25in" style:auto-text-indent="false">
        <style:tab-stops/>
      </style:paragraph-properties>
      <style:text-properties fo:font-size="10pt" style:font-size-asian="10pt" style:font-size-complex="10pt"/>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size-asian="10.5pt" style:text-overline-style="solid" style:text-overline-width="auto" style:text-overline-color="font-color"/>
    </style:style>
    <style:style style:name="T3" style:family="text">
      <style:text-properties fo:font-weight="bold" style:font-weight-asian="bold" style:font-weight-complex="bold"/>
    </style:style>
    <style:style style:name="T4" style:family="text">
      <style:text-properties style:text-overline-style="solid" style:text-overline-width="auto"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827in" fo:text-indent="-0.25in" fo:margin-left="1.582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FAQ - Frequently Asked Questions</text:span></text:p>
      <text:list xml:id="list38554860" text:style-name="L2">
        <text:list-item>
          <text:p text:style-name="P2"><text:span text:style-name="T3">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3">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2"><text:span text:style-name="T3">Q. <text:s/></text:span>How do I enter a pin name or other text if I want a bar over the text to signify the NOT function?<text:line-break/><text:line-break/><text:span text:style-name="T3">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4">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2"><text:span text:style-name="T3">Q. <text:s/></text:span>When I create a new symbol and I want to save it to my Lib it does not allow me to change the name when I'm clicking on add name. <text:s/>How do I give it the name that I want?<text:line-break/><text:line-break/><text:span text:style-name="T3">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TextBody" style:family="paragraph" style:parent-style-name="IPG_5f_para">
      <style:paragraph-properties fo:margin-top="0.0799in" fo:margin-bottom="0.0799in"/>
      <style:text-properties style:font-size-asian="10.5pt"/>
    </style:style>
    <style:style style:name="Numbering_20_Symbols" style:display-name="Numbering Symbols"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1T18:41:28.18</meta:creation-date>
    <meta:document-statistic meta:table-count="0" meta:image-count="0" meta:object-count="0" meta:page-count="1" meta:paragraph-count="4" meta:word-count="746" meta:character-count="4050"/>
    <dc:date>2010-10-11T18:49:43.78</dc:date>
    <meta:editing-duration>PT00H08M16S</meta:editing-duration>
    <meta:editing-cycles>1</meta:editing-cycles>
    <meta:generator>OpenOffice.org/3.2$Win32 OpenOffice.org_project/320m18$Build-9502</meta:generator>
  </office:meta>
</office:document-meta>
</file>